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10000002102EEBAB19D0E0F02.png" manifest:media-type="image/png"/>
  <manifest:file-entry manifest:full-path="Pictures/100002010000002B0000002030DFA75EA3B784F5.png" manifest:media-type="image/png"/>
  <manifest:file-entry manifest:full-path="Pictures/100002010000001D00000020DE8494A6C3BA82B0.png" manifest:media-type="image/png"/>
  <manifest:file-entry manifest:full-path="Pictures/10000FD3000003900000034F45813E8FA68A700F.svg" manifest:media-type="image/svg+xml"/>
  <manifest:file-entry manifest:full-path="Pictures/100009050000034F0000034FC627CF2500E74E15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2200000020F4B34144D44C7B8B.png" manifest:media-type="image/png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2010000001C00000020521619270EA35AE8.png" manifest:media-type="image/png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11480000034F0000034FEB313F8CF73484CA.svg" manifest:media-type="image/svg+xml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2010000001C00000020C33EF16255B0B801.png" manifest:media-type="image/png"/>
  <manifest:file-entry manifest:full-path="Pictures/10000C650000034F0000034FF2F7FFDA626BD0F2.svg" manifest:media-type="image/svg+xml"/>
  <manifest:file-entry manifest:full-path="Pictures/100002010000001C00000020BF98E2C9CAD19805.png" manifest:media-type="image/png"/>
  <manifest:file-entry manifest:full-path="Pictures/100002010000002000000020BC66FD4D34FD9E0C.png" manifest:media-type="image/png"/>
  <manifest:file-entry manifest:full-path="Pictures/10000FB4000004360000034FFA323C87BF830C7B.svg" manifest:media-type="image/svg+xml"/>
  <manifest:file-entry manifest:full-path="Pictures/100002010000001800000020AC612C39A7EE2DB5.png" manifest:media-type="image/png"/>
  <manifest:file-entry manifest:full-path="Pictures/100002010000001F00000020F9E0A9C8A929FD06.png" manifest:media-type="image/png"/>
  <manifest:file-entry manifest:full-path="Pictures/1000020100000021000000200FA701982484C699.png" manifest:media-type="image/png"/>
  <manifest:file-entry manifest:full-path="Pictures/100002010000001800000021799CE0D779801E31.png" manifest:media-type="image/png"/>
  <manifest:file-entry manifest:full-path="Pictures/100002010000001900000021298F4D676BBBCE5D.png" manifest:media-type="image/png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8D00000034F0000034FF91DDE2A41E7F06B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C03000003290000034F8AAF9F13854E6069.svg" manifest:media-type="image/svg+xml"/>
  <manifest:file-entry manifest:full-path="Pictures/100002010000001800000020C3A9A8ECFE48975B.png" manifest:media-type="image/png"/>
  <manifest:file-entry manifest:full-path="Pictures/10001708000002E60000034FD6AD76AC34AF7596.svg" manifest:media-type="image/svg+xml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0000000002000000020CFD801A903AE5453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12CD000003340000034F9C792C43481BD409.svg" manifest:media-type="image/svg+xml"/>
  <manifest:file-entry manifest:full-path="Pictures/1000000000000010000000107128F9E52B9AE0E6.png" manifest:media-type="image/png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02010000002100000020EBBEA339C65BDA1F.png" manifest:media-type="image/png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2010000006300000020DEE9DAB78EB34C7C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E3000000202D08FEE9F5E66F03.png" manifest:media-type="image/png"/>
  <manifest:file-entry manifest:full-path="Pictures/1000020100000020000000211CB23DAC0A65B6CE.png" manifest:media-type="image/png"/>
  <manifest:file-entry manifest:full-path="Pictures/100002010000001500000020121510BD16E066B1.png" manifest:media-type="image/png"/>
  <manifest:file-entry manifest:full-path="Pictures/100002010000002300000020E930AA4805FAB70C.png" manifest:media-type="image/png"/>
  <manifest:file-entry manifest:full-path="Pictures/10000000000000200000002065C2BA4356E94B83.png" manifest:media-type="image/png"/>
  <manifest:file-entry manifest:full-path="Pictures/10000201000000220000002030A899E6D306C2A9.png" manifest:media-type="image/png"/>
  <manifest:file-entry manifest:full-path="Pictures/100002010000001F00000020750A610853DFF9BA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1A0000001A81159276BCC97079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66.06mm"/>
    </style:style>
    <style:style style:name="co3" style:family="table-column">
      <style:table-column-properties fo:break-before="auto" style:column-width="19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angal" style:font-name-complex="Linux Biolinum G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28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34" office:value-type="string" calcext:value-type="string">
            <text:p>accueil.svg</text:p>
          </table:table-cell>
          <table:table-cell>
            <draw:frame table:end-cell-address="icônes.B2" table:end-x="37.73mm" table:end-y="9.04mm" draw:z-index="0" draw:name="Image 51" draw:style-name="gr1" draw:text-style-name="P1" svg:width="8.08mm" svg:height="8.46mm" svg:x="29.65mm" svg:y="0.58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dmin.svg</text:p>
          </table:table-cell>
          <table:table-cell>
            <draw:frame table:end-cell-address="icônes.B3" table:end-x="37.12mm" table:end-y="9.49mm" draw:z-index="1" draw:name="Image 79" draw:style-name="gr1" draw:text-style-name="P1" svg:width="6.86mm" svg:height="8.9mm" svg:x="30.26mm" svg:y="0.59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34" office:value-type="string" calcext:value-type="string">
            <text:p>aide.svg</text:p>
          </table:table-cell>
          <table:table-cell>
            <draw:frame table:end-cell-address="icônes.B4" table:end-x="36.98mm" table:end-y="9.51mm" draw:z-index="2" draw:name="Image 94" draw:style-name="gr1" draw:text-style-name="P1" svg:width="6.58mm" svg:height="8.89mm" svg:x="30.4mm" svg:y="0.62mm">
              <draw:image xlink:href="Pictures/100002010000001800000021799CE0D779801E3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obase.svg</text:p>
          </table:table-cell>
          <table:table-cell>
            <draw:frame table:end-cell-address="icônes.B5" table:end-x="37.92mm" table:end-y="9.13mm" draw:z-index="3" draw:name="Image 52" draw:style-name="gr1" draw:text-style-name="P1" svg:width="8.46mm" svg:height="8.45mm" svg:x="29.46mm" svg:y="0.68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expose.svg</text:p>
          </table:table-cell>
          <table:table-cell>
            <draw:frame table:end-cell-address="icônes.B6" table:end-x="37.41mm" table:end-y="9.1mm" draw:z-index="4" draw:name="Image 53" draw:style-name="gr1" draw:text-style-name="P1" svg:width="7.43mm" svg:height="8.45mm" svg:x="29.98mm" svg:y="0.65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icle-pdf.svg</text:p>
          </table:table-cell>
          <table:table-cell>
            <draw:frame table:end-cell-address="icônes.B7" table:end-x="37.4mm" table:end-y="9.41mm" draw:z-index="5" draw:name="Image 89" draw:style-name="gr1" draw:text-style-name="P1" svg:width="7.41mm" svg:height="8.45mm" svg:x="29.99mm" svg:y="0.96mm">
              <draw:image xlink:href="Pictures/10001708000002E60000034FD6AD76AC34AF7596.svg" xlink:type="simple" xlink:show="embed" xlink:actuate="onLoad">
                <text:p/>
              </draw:image>
              <draw:image xlink:href="Pictures/100002010000001C00000020521619270EA35AE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menu.svg</text:p>
          </table:table-cell>
          <table:table-cell>
            <draw:frame table:end-cell-address="icônes.B8" table:end-x="37.38mm" table:end-y="9.1mm" draw:z-index="6" draw:name="Image 54" draw:style-name="gr1" draw:text-style-name="P1" svg:width="7.37mm" svg:height="8.49mm" svg:x="30.01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normal.svg</text:p>
          </table:table-cell>
          <table:table-cell>
            <draw:frame table:end-cell-address="icônes.B9" table:end-x="37.39mm" table:end-y="9.66mm" draw:z-index="7" draw:name="Image 55" draw:style-name="gr1" draw:text-style-name="P1" svg:width="7.4mm" svg:height="8.47mm" svg:x="29.99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rtissement.svg</text:p>
          </table:table-cell>
          <table:table-cell>
            <draw:frame table:end-cell-address="icônes.B10" table:end-x="38.08mm" table:end-y="9.22mm" draw:z-index="8" draw:name="Image 92" draw:style-name="gr1" draw:text-style-name="P1" svg:width="8.78mm" svg:height="8.63mm" svg:x="29.3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de.svg</text:p>
          </table:table-cell>
          <table:table-cell>
            <draw:frame table:end-cell-address="icônes.B11" table:end-x="37.92mm" table:end-y="9.04mm" draw:z-index="9" draw:name="Image 71" draw:style-name="gr1" draw:text-style-name="P1" svg:width="8.46mm" svg:height="8.46mm" svg:x="29.46mm" svg:y="0.58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nexion.svg</text:p>
          </table:table-cell>
          <table:table-cell>
            <draw:frame table:end-cell-address="icônes.B12" table:end-x="37.59mm" table:end-y="9.39mm" draw:z-index="10" draw:name="Image 72" draw:style-name="gr1" draw:text-style-name="P1" svg:width="7.79mm" svg:height="8.45mm" svg:x="29.8mm" svg:y="0.94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tact-checkbox.svg</text:p>
          </table:table-cell>
          <table:table-cell>
            <draw:frame table:end-cell-address="icônes.B13" table:end-x="38.9mm" table:end-y="9.39mm" draw:z-index="11" draw:name="Image 74" draw:style-name="gr1" draw:text-style-name="P1" svg:width="10.41mm" svg:height="8.45mm" svg:x="28.49mm" svg:y="0.94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ail.svg</text:p>
          </table:table-cell>
          <table:table-cell>
            <draw:frame table:end-cell-address="icônes.B14" table:end-x="39.08mm" table:end-y="9.09mm" draw:z-index="12" draw:name="Image 75" draw:style-name="gr1" draw:text-style-name="P1" svg:width="10.77mm" svg:height="8.45mm" svg:x="28.31mm" svg:y="0.64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essage.svg</text:p>
          </table:table-cell>
          <table:table-cell>
            <draw:frame table:end-cell-address="icônes.B15" table:end-x="37.94mm" table:end-y="8.5mm" draw:z-index="13" draw:name="Image 76" draw:style-name="gr1" draw:text-style-name="P1" svg:width="8.5mm" svg:height="8.45mm" svg:x="29.44mm" svg:y="0.05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otif.svg</text:p>
          </table:table-cell>
          <table:table-cell>
            <draw:frame table:end-cell-address="icônes.B16" table:end-x="36.48mm" table:end-y="8.77mm" draw:z-index="14" draw:name="Image 77" draw:style-name="gr1" draw:text-style-name="P1" svg:width="5.57mm" svg:height="8.46mm" svg:x="30.91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nom.svg</text:p>
          </table:table-cell>
          <table:table-cell>
            <draw:frame table:end-cell-address="icônes.B17" table:end-x="36.91mm" table:end-y="9.05mm" draw:z-index="15" draw:name="Image 80" draw:style-name="gr1" draw:text-style-name="P1" svg:width="6.43mm" svg:height="8.46mm" svg:x="30.48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prenom.svg</text:p>
          </table:table-cell>
          <table:table-cell>
            <draw:frame table:end-cell-address="icônes.B18" table:end-x="36.91mm" table:end-y="9.05mm" draw:z-index="16" draw:name="Image 81" draw:style-name="gr1" draw:text-style-name="P1" svg:width="6.43mm" svg:height="8.46mm" svg:x="30.48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1.svg</text:p>
          </table:table-cell>
          <table:table-cell>
            <draw:frame table:end-cell-address="icônes.B19" table:end-x="37.92mm" table:end-y="9.64mm" draw:z-index="17" draw:name="Image 82" draw:style-name="gr1" draw:text-style-name="P1" svg:width="8.46mm" svg:height="8.46mm" svg:x="29.46mm" svg:y="1.18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2.svg</text:p>
          </table:table-cell>
          <table:table-cell>
            <draw:frame table:end-cell-address="icônes.B20" table:end-x="37.92mm" table:end-y="9.08mm" draw:z-index="18" draw:name="Image 83" draw:style-name="gr1" draw:text-style-name="P1" svg:width="8.46mm" svg:height="8.45mm" svg:x="29.46mm" svg:y="0.63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econnexion.svg</text:p>
          </table:table-cell>
          <table:table-cell>
            <draw:frame table:end-cell-address="icônes.B21" table:end-x="37.59mm" table:end-y="8.8mm" draw:z-index="19" draw:name="Image 73" draw:style-name="gr1" draw:text-style-name="P1" svg:width="7.79mm" svg:height="8.45mm" svg:x="29.8mm" svg:y="0.35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load.svg</text:p>
          </table:table-cell>
          <table:table-cell>
            <draw:frame table:end-cell-address="icônes.B22" table:end-x="37.9mm" table:end-y="8.79mm" draw:z-index="20" draw:name="Image 84" draw:style-name="gr1" draw:text-style-name="P1" svg:width="8.42mm" svg:height="8.45mm" svg:x="29.48mm" svg:y="0.34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ecrire.svg</text:p>
          </table:table-cell>
          <table:table-cell>
            <draw:frame table:end-cell-address="icônes.B23" table:end-x="38.9mm" table:end-y="9.41mm" draw:z-index="21" draw:name="Image 56" draw:style-name="gr1" draw:text-style-name="P1" svg:width="10.42mm" svg:height="8.45mm" svg:x="28.48mm" svg:y="0.96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leche_droite.svg</text:p>
          </table:table-cell>
          <table:table-cell>
            <draw:frame table:end-cell-address="icônes.B24" table:end-x="37.92mm" table:end-y="8.77mm" draw:z-index="22" draw:name="Image 85" draw:style-name="gr1" draw:text-style-name="P1" svg:width="8.46mm" svg:height="8.46mm" svg:x="29.46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B25" table:end-x="37.92mm" table:end-y="9.34mm" draw:z-index="23" draw:name="Image 86" draw:style-name="gr1" draw:text-style-name="P1" svg:width="8.46mm" svg:height="8.46mm" svg:x="29.46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down.svg</text:p>
          </table:table-cell>
          <table:table-cell>
            <draw:frame table:end-cell-address="icônes.B26" table:end-x="38.1mm" table:end-y="9.05mm" draw:z-index="24" draw:name="Image 57" draw:style-name="gr1" draw:text-style-name="P1" svg:width="8.82mm" svg:height="8.46mm" svg:x="29.28mm" svg:y="0.59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EBBEA339C65BDA1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up.svg</text:p>
          </table:table-cell>
          <table:table-cell>
            <draw:frame table:end-cell-address="icônes.B27" table:end-x="38.43mm" table:end-y="9.05mm" draw:z-index="25" draw:name="Image 58" draw:style-name="gr1" draw:text-style-name="P1" svg:width="9.48mm" svg:height="8.46mm" svg:x="28.95mm" svg:y="0.59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.svg</text:p>
          </table:table-cell>
          <table:table-cell>
            <draw:frame table:end-cell-address="icônes.B28" table:end-x="41.38mm" table:end-y="9.08mm" draw:z-index="26" draw:name="Image 59" draw:style-name="gr1" draw:text-style-name="P1" svg:width="15.38mm" svg:height="8.45mm" svg:x="26mm" svg:y="0.63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.svg</text:p>
          </table:table-cell>
          <table:table-cell>
            <draw:frame table:end-cell-address="icônes.B29" table:end-x="46.83mm" table:end-y="9.4mm" draw:z-index="27" draw:name="Image 60" draw:style-name="gr1" draw:text-style-name="P1" svg:width="26.28mm" svg:height="8.45mm" svg:x="20.55mm" svg:y="0.95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B30" table:end-x="63.71mm" table:end-y="9.39mm" draw:z-index="28" draw:name="Image 61" draw:style-name="gr1" draw:text-style-name="P1" svg:width="60.03mm" svg:height="8.45mm" svg:x="3.68mm" svg:y="0.94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B31" table:end-x="59.68mm" table:end-y="9.4mm" draw:z-index="29" draw:name="Image 62" draw:style-name="gr1" draw:text-style-name="P1" svg:width="51.97mm" svg:height="8.45mm" svg:x="7.71mm" svg:y="0.95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Retour.svg</text:p>
          </table:table-cell>
          <table:table-cell>
            <draw:frame table:end-cell-address="icônes.B32" table:end-x="60.53mm" table:end-y="8.76mm" draw:z-index="30" draw:name="Image 63" draw:style-name="gr1" draw:text-style-name="P1" svg:width="53.67mm" svg:height="8.46mm" svg:x="6.86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B33" table:end-x="38.22mm" table:end-y="9.52mm" draw:z-index="31" draw:name="Image 87" draw:style-name="gr1" draw:text-style-name="P1" svg:width="9.05mm" svg:height="8.63mm" svg:x="29.17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B34" table:end-x="38.36mm" table:end-y="9.22mm" draw:z-index="32" draw:name="Image 88" draw:style-name="gr1" draw:text-style-name="P1" svg:width="9.33mm" svg:height="8.63mm" svg:x="29.03mm" svg:y="0.59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eoloc.svg</text:p>
          </table:table-cell>
          <table:table-cell>
            <draw:frame table:end-cell-address="icônes.B35" table:end-x="36.57mm" table:end-y="9.51mm" draw:z-index="49" draw:name="Image 3" draw:style-name="gr1" draw:text-style-name="P1" svg:width="5.76mm" svg:height="8.63mm" svg:x="30.81mm" svg:y="0.88mm">
              <draw:image xlink:href="Pictures/100002010000001500000020121510BD16E066B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rmots.svg</text:p>
          </table:table-cell>
          <table:table-cell>
            <draw:frame table:end-cell-address="icônes.B37" table:end-x="38.49mm" table:end-y="0.4mm" draw:z-index="51" draw:name="Image 5" draw:style-name="gr1" draw:text-style-name="P1" svg:width="9.6mm" svg:height="8.63mm" svg:x="28.89mm" svg:y="1.77mm">
              <draw:image xlink:href="Pictures/100002010000002300000020E930AA4805FAB7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heure.svg</text:p>
          </table:table-cell>
          <table:table-cell>
            <draw:frame table:end-cell-address="icônes.B38" table:end-x="38.08mm" table:end-y="0.4mm" draw:z-index="50" draw:name="Image 4" draw:style-name="gr1" draw:text-style-name="P1" svg:width="8.78mm" svg:height="8.63mm" svg:x="29.3mm" svg:y="1.77mm">
              <draw:image xlink:href="Pictures/10000000000000200000002065C2BA4356E94B8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cone_pdf.svg</text:p>
          </table:table-cell>
          <table:table-cell>
            <draw:frame table:end-cell-address="icônes.B38" table:end-x="37.79mm" table:end-y="9.11mm" draw:z-index="33" draw:name="Image 64" draw:style-name="gr1" draw:text-style-name="P1" svg:width="8.19mm" svg:height="8.45mm" svg:x="29.6mm" svg:y="0.66mm">
              <draw:image xlink:href="Pictures/100012CD000003340000034F9C792C43481BD409.svg" xlink:type="simple" xlink:show="embed" xlink:actuate="onLoad">
                <text:p/>
              </draw:image>
              <draw:image xlink:href="Pictures/100002010000001F00000020750A610853DFF9B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ortant.svg</text:p>
          </table:table-cell>
          <table:table-cell>
            <draw:frame table:end-cell-address="icônes.B39" table:end-x="38.08mm" table:end-y="9.23mm" draw:z-index="34" draw:name="Image 2" draw:style-name="gr1" draw:text-style-name="P1" svg:width="8.78mm" svg:height="8.63mm" svg:x="29.3mm" svg:y="0.6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rimer.svg</text:p>
          </table:table-cell>
          <table:table-cell>
            <draw:frame table:end-cell-address="icônes.B40" table:end-x="38.25mm" table:end-y="9.34mm" draw:z-index="35" draw:name="Image 65" draw:style-name="gr1" draw:text-style-name="P1" svg:width="9.11mm" svg:height="8.46mm" svg:x="29.14mm" svg:y="0.88mm">
              <draw:image xlink:href="Pictures/10000FD3000003900000034F45813E8FA68A700F.svg" xlink:type="simple" xlink:show="embed" xlink:actuate="onLoad">
                <text:p/>
              </draw:image>
              <draw:image xlink:href="Pictures/100002010000002200000020F4B34144D44C7B8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nfo.svg</text:p>
          </table:table-cell>
          <table:table-cell>
            <draw:frame table:end-cell-address="icônes.B41" table:end-x="38.08mm" table:end-y="8.93mm" draw:z-index="36" draw:name="Image 93" draw:style-name="gr1" draw:text-style-name="P1" svg:width="8.78mm" svg:height="8.63mm" svg:x="29.3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egal.svg</text:p>
          </table:table-cell>
          <table:table-cell>
            <draw:frame table:end-cell-address="icônes.B42" table:end-x="37.26mm" table:end-y="8.78mm" draw:z-index="37" draw:name="Image 50" draw:style-name="gr1" draw:text-style-name="P1" svg:width="7.13mm" svg:height="7.01mm" svg:x="30.13mm" svg:y="1.77mm">
              <draw:image xlink:href="Pictures/100002010000001A0000001A81159276BCC9707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.svg</text:p>
          </table:table-cell>
          <table:table-cell>
            <draw:frame table:end-cell-address="icônes.B43" table:end-x="37.92mm" table:end-y="9.09mm" draw:z-index="38" draw:name="Image 66" draw:style-name="gr1" draw:text-style-name="P1" svg:width="8.46mm" svg:height="8.45mm" svg:x="29.46mm" svg:y="0.64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moins.svg</text:p>
          </table:table-cell>
          <table:table-cell>
            <draw:frame table:end-cell-address="icônes.B44" table:end-x="38.08mm" table:end-y="9.52mm" draw:z-index="39" draw:name="Image 12" draw:style-name="gr1" draw:text-style-name="P1" svg:width="8.78mm" svg:height="8.89mm" svg:x="29.3mm" svg:y="0.63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plus.svg</text:p>
          </table:table-cell>
          <table:table-cell>
            <draw:frame table:end-cell-address="icônes.B45" table:end-x="38.08mm" table:end-y="9.26mm" draw:z-index="40" draw:name="Image 11" draw:style-name="gr1" draw:text-style-name="P1" svg:width="8.78mm" svg:height="8.62mm" svg:x="29.3mm" svg:y="0.64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ucebleue.svg</text:p>
          </table:table-cell>
          <table:table-cell>
            <draw:frame table:end-cell-address="icônes.B46" table:end-x="35.88mm" table:end-y="6.67mm" draw:z-index="41" draw:name="Image 78" draw:style-name="gr1" draw:text-style-name="P1" svg:width="4.38mm" svg:height="4.31mm" svg:x="31.5mm" svg:y="2.36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redacteur.svg</text:p>
          </table:table-cell>
          <table:table-cell>
            <draw:frame table:end-cell-address="icônes.B47" table:end-x="37.12mm" table:end-y="9.79mm" draw:z-index="42" draw:name="Image 90" draw:style-name="gr1" draw:text-style-name="P1" svg:width="6.86mm" svg:height="8.9mm" svg:x="30.26mm" svg:y="0.89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ss.svg</text:p>
          </table:table-cell>
          <table:table-cell>
            <draw:frame table:end-cell-address="icônes.B48" table:end-x="37.92mm" table:end-y="9.66mm" draw:z-index="43" draw:name="Image 67" draw:style-name="gr1" draw:text-style-name="P1" svg:width="8.46mm" svg:height="8.46mm" svg:x="29.46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expose.svg</text:p>
          </table:table-cell>
          <table:table-cell table:style-name="ce19">
            <draw:frame table:end-cell-address="icônes.B49" table:end-x="39.59mm" table:end-y="9.52mm" draw:z-index="44" draw:name="Image 68" draw:style-name="gr1" draw:text-style-name="P1" svg:width="11.8mm" svg:height="8.62mm" svg:x="27.79mm" svg:y="0.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normal.svg</text:p>
          </table:table-cell>
          <table:table-cell>
            <draw:frame table:end-cell-address="icônes.B50" table:end-x="39.33mm" table:end-y="9.37mm" draw:z-index="45" draw:name="Image 69" draw:style-name="gr1" draw:text-style-name="P1" svg:width="11.28mm" svg:height="8.45mm" svg:x="28.05mm" svg:y="0.92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itemap.svg</text:p>
          </table:table-cell>
          <table:table-cell>
            <draw:frame table:end-cell-address="icônes.B51" table:end-x="37.92mm" table:end-y="9.07mm" draw:z-index="46" draw:name="Image 70" draw:style-name="gr1" draw:text-style-name="P1" svg:width="8.46mm" svg:height="8.45mm" svg:x="29.46mm" svg:y="0.62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/>
          <table:table-cell>
            <draw:frame table:end-cell-address="icônes.B53" table:end-x="38.22mm" table:end-y="0.65mm" draw:z-index="52" draw:name="Image 6" draw:style-name="gr1" draw:text-style-name="P1" svg:width="9.05mm" svg:height="8.89mm" svg:x="29.17mm" svg:y="1.76mm">
              <draw:image xlink:href="Pictures/10000201000000210000002102EEBAB19D0E0F0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to_top.svg</text:p>
          </table:table-cell>
          <table:table-cell>
            <draw:frame table:end-cell-address="icônes.B53" table:end-x="38.08mm" table:end-y="10.7mm" draw:z-index="47" draw:name="Image 1" draw:style-name="gr1" draw:text-style-name="P1" svg:width="8.78mm" svg:height="8.63mm" svg:x="29.3mm" svg:y="2.07mm">
              <draw:image xlink:href="Pictures/100000000000002000000020CFD801A903AE545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visiteur.svg</text:p>
          </table:table-cell>
          <table:table-cell>
            <draw:frame table:end-cell-address="icônes.B54" table:end-x="37.12mm" table:end-y="9.24mm" draw:z-index="48" draw:name="Image 91" draw:style-name="gr1" draw:text-style-name="P1" svg:width="6.86mm" svg:height="8.89mm" svg:x="30.26mm" svg:y="0.35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36"/>
          <table:table-cell table:number-columns-repeated="1018"/>
        </table:table-row>
        <table:table-row table:style-name="ro4" table:number-rows-repeated="4">
          <table:table-cell table:style-name="ce37"/>
          <table:table-cell table:number-columns-repeated="1018"/>
        </table:table-row>
        <table:table-row table:style-name="ro4" table:number-rows-repeated="1048512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icônes.C3:icônes.C3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6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6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6" table:number-rows-repeated="8">
          <table:table-cell table:number-columns-repeated="6"/>
        </table:table-row>
        <table:table-row table:style-name="ro6" table:number-rows-repeated="3">
          <table:table-cell table:style-name="Default" table:number-columns-repeated="3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range table:name="A2d61" table:base-cell-address="$icônes.$A$2" table:cell-range-address="#REF!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1:01:07.03696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84</meta:editing-cycles>
    <meta:editing-duration>PT13H20M30S</meta:editing-duration>
    <dc:date>2019-02-28T22:33:08.196250203</dc:date>
    <meta:generator>LibreOffice/6.0.7.3$Linux_X86_64 LibreOffice_project/00m0$Build-3</meta:generator>
    <meta:document-statistic meta:table-count="2" meta:cell-count="99" meta:object-count="53"/>
  </office:meta>
</office:document-meta>
</file>